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center" style:justify-single-word="false"/>
    </style:style>
    <style:style style:name="P3" style:family="paragraph" style:parent-style-name="Heading_20_1">
      <style:paragraph-properties fo:text-align="center" style:justify-single-word="false"/>
    </style:style>
    <style:style style:name="P4" style:family="paragraph" style:parent-style-name="Heading_20_2">
      <style:paragraph-properties fo:text-align="center" style:justify-single-word="false"/>
    </style:style>
    <style:style style:name="P5" style:family="paragraph" style:parent-style-name="Text_20_body">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officeooo:rsid="0003b9e6"/>
    </style:style>
    <style:style style:name="T3" style:family="text">
      <style:text-properties officeooo:rsid="0004ac79"/>
    </style:style>
    <style:style style:name="T4" style:family="text">
      <style:text-properties officeooo:rsid="00052e96"/>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Smart mirror</text:h>
      <text:h text:style-name="P4" text:outline-level="2">(Product name)</text:h>
      <text:p text:style-name="P2">Mustafa Hamada, Robert Larsson, Christoffer Palm, Marie Sahiti</text:p>
      <text:h text:style-name="Heading_20_1" text:outline-level="1">Mål:</text:h>
      <text:p text:style-name="Text_20_body">Målet med projektet är att skapa en smart produkt för hemmet som ger enkel tillgång till information on the go. Produkten vi ska skapa är en smartspegel som visar information relevant för dig när du gör dig i ordning, hjälper dig välja kläder efter väder och påminner dig om viktiga händelser under dagen. Du kan även skriva påminnelser, meddelanden eller annan text <text:span text:style-name="T2">som visas på </text:span>spegeln.<text:span text:style-name="T3"> </text:span>När spegeln inte används släcks displayen och spegeln ser ut som vilken annan spegel som helst i hemmet. Vill du starta funktionen igen är det bara att ställa sig framför spegeln.</text:p>
      <text:p text:style-name="Text_20_body"><text:span text:style-name="T1">Must:</text:span> Visa lokaliserad information om väder. Visa kalender. Visa meddelande <text:span text:style-name="T3">som har skickats via Wifi</text:span>. Visa klocka. Gå i viloläge när den inte används.</text:p>
      <text:p text:style-name="Text_20_body"><text:span text:style-name="T1">Should:</text:span> Reagera på rörelse för att väcka spegeln.</text:p>
      <text:p text:style-name="Text_20_body"><text:span text:style-name="T1">Would:</text:span> Röststyrning kan byta den information som visas. Gömma eller visa texten i mitten på skärmen, släcka skärmen om du vill använda spegeln utan alla funktioner, </text:p>
      <text:p text:style-name="Text_20_body"><text:span text:style-name="T1">Could:</text:span> Ta bilder via inbyggd kamera. </text:p>
      <text:h text:style-name="Heading_20_2" text:outline-level="2">Requirements:</text:h>
      <text:p text:style-name="P1">Raspberry pi zero (in house)</text:p>
      <text:p text:style-name="P1"><text:tab/>-wifi dongle -NetOnNet 79:-</text:p>
      <text:p text:style-name="P1"><text:tab/>-SD-kort (in house)</text:p>
      <text:p text:style-name="P1"><text:tab/>-HDMI – microHDMI adapter – NetOnNet 49:-</text:p>
      <text:p text:style-name="P1">Arduino</text:p>
      <text:p text:style-name="P1">21” datorskärm (in house)</text:p>
      <text:p text:style-name="P1">Spegelfilm – Vinylahem.se 249:-</text:p>
      <text:p text:style-name="P1">Voice recognition module –https://www.amazon.de/Ils-Recognition-Microphone-Control-Arduino/dp/B0768DXJYF/ref=sr_1_1?ie=UTF8&amp;qid=1533909076&amp;sr=8-1&amp;keywords=voice+recognition+module <text:s text:c="3"/><text:span text:style-name="T4">EUR 32</text:span></text:p>
      <text:p text:style-name="P1">Tavelram – Ikea ca:150:- (Ska undersökas om någon av oss har hemma)</text:p>
      <text:p text:style-name="P1">Raspberry pi camera (in house)</text:p>
      <text:p text:style-name="P1"><text:tab/>-Raspberry pi zero camera adapter cable – Electro:kit 49:-</text:p>
      <text:p text:style-name="P1">Total cost: <text:span text:style-name="T4">7</text:span>26:- exklusive tavelram</text:p>
      <text:h text:style-name="Heading_20_2" text:outline-level="2">Functions:</text:h>
      <text:p text:style-name="P1">Voice commands / knappar</text:p>
      <text:p text:style-name="P1">Gestures</text:p>
      <text:p text:style-name="P1">Tidtabeller</text:p>
      <text:p text:style-name="P1"/>
      <text:h text:style-name="Heading_20_2" text:outline-level="2"><text:soft-page-break/>Timeframe:</text:h>
      <text:p text:style-name="P1">Assembly: 1-2 dagar</text:p>
      <text:p text:style-name="P1">Programming: 7-8</text:p>
      <text:p text:style-name="P1">Testing: 1-2</text:p>
      <text:p text:style-name="P1">Documentation: Löpande under projektets gång</text:p>
      <text:p text:style-name="P1">Presentation/pitch planning: 1 - 2</text:p>
      <text:p text:style-name="P1"/>
      <text:p text:style-name="P1"><draw:frame draw:style-name="fr1" draw:name="Objekt1" text:anchor-type="paragraph" svg:width="6.5161in" svg:height="1.1071in" draw:z-index="0"><draw:object xlink:href="./Object 1" xlink:type="simple" xlink:show="embed" xlink:actuate="onLoad"/><draw:image xlink:href="./ObjectReplacements/Object 1" xlink:type="simple" xlink:show="embed" xlink:actuate="onLoad"/></draw:frame></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8T16:05:32.84</meta:creation-date>
    <dc:date>2018-08-10T15:52:29.231703623</dc:date>
    <meta:editing-duration>PT4H36M15S</meta:editing-duration>
    <meta:editing-cycles>9</meta:editing-cycles>
    <meta:generator>LibreOffice/6.0.3.2$Linux_X86_64 LibreOffice_project/00m0$Build-2</meta:generator>
    <meta:document-statistic meta:table-count="0" meta:image-count="0" meta:object-count="1" meta:page-count="2" meta:paragraph-count="32" meta:word-count="260" meta:character-count="1825" meta:non-whitespace-character-count="158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164cm"/>
    </style:style>
    <style:style style:name="co3" style:family="table-column">
      <style:table-column-properties fo:break-before="auto" style:column-width="2.385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88cm solid #000000" fo:border-left="0.088cm solid #000000" fo:border-right="0.002cm solid #000000" fo:border-top="0.088cm solid #000000"/>
      <style:text-properties fo:font-weight="bold" style:font-weight-asian="bold" style:font-weight-complex="bold"/>
    </style:style>
    <style:style style:name="ce2" style:family="table-cell" style:parent-style-name="Default">
      <style:table-cell-properties fo:border-bottom="none" fo:background-color="#ff950e" fo:border-left="0.088cm solid #000000" fo:border-right="none" fo:border-top="none"/>
    </style:style>
    <style:style style:name="ce3" style:family="table-cell" style:parent-style-name="Default">
      <style:table-cell-properties fo:border-bottom="none" fo:border-left="0.088cm solid #000000" fo:border-right="none" fo:border-top="none"/>
    </style:style>
    <style:style style:name="ce4" style:family="table-cell" style:parent-style-name="Default">
      <style:table-cell-properties fo:border-bottom="none" fo:background-color="#ffff00" fo:border-left="0.088cm solid #000000" fo:border-right="none" fo:border-top="none"/>
    </style:style>
    <style:style style:name="ce5" style:family="table-cell" style:parent-style-name="Default">
      <style:table-cell-properties fo:border-bottom="0.088cm solid #000000" fo:border-left="0.088cm solid #000000" fo:border-right="none" fo:border-top="none"/>
    </style:style>
    <style:style style:name="ce6" style:family="table-cell" style:parent-style-name="Default">
      <style:table-cell-properties fo:border-bottom="0.088cm solid #000000" fo:border-left="0.002cm solid #000000" fo:border-right="0.002cm solid #000000" fo:border-top="0.088cm solid #000000"/>
      <style:text-properties fo:font-weight="bold" style:font-weight-asian="bold" style:font-weight-complex="bold"/>
    </style:style>
    <style:style style:name="ce7" style:family="table-cell" style:parent-style-name="Default">
      <style:table-cell-properties fo:background-color="#ff950e"/>
    </style:style>
    <style:style style:name="ce8" style:family="table-cell" style:parent-style-name="Default">
      <style:table-cell-properties fo:background-color="#9999ff"/>
    </style:style>
    <style:style style:name="ce9" style:family="table-cell" style:parent-style-name="Default">
      <style:table-cell-properties fo:border-bottom="0.088cm solid #000000" fo:border-left="none" fo:border-right="none" fo:border-top="none"/>
    </style:style>
    <style:style style:name="ce10" style:family="table-cell" style:parent-style-name="Default">
      <style:table-cell-properties fo:border-bottom="none" fo:background-color="#ff420e" fo:border-left="none" fo:border-right="0.088cm solid #000000" fo:border-top="none"/>
    </style:style>
    <style:style style:name="ce11" style:family="table-cell" style:parent-style-name="Default">
      <style:table-cell-properties fo:border-bottom="none" fo:background-color="#99cc66" fo:border-left="none" fo:border-right="0.088cm solid #000000" fo:border-top="none"/>
    </style:style>
    <style:style style:name="ce12" style:family="table-cell" style:parent-style-name="Default">
      <style:table-cell-properties fo:border-bottom="0.088cm solid #000000" fo:border-left="0.002cm solid #000000" fo:border-right="0.088cm solid #000000" fo:border-top="0.088cm solid #000000"/>
      <style:text-properties fo:font-weight="bold" style:font-weight-asian="bold" style:font-weight-complex="bold"/>
    </style:style>
    <style:style style:name="ce13" style:family="table-cell" style:parent-style-name="Default">
      <style:table-cell-properties fo:border-bottom="none" fo:border-left="none" fo:border-right="0.088cm solid #000000" fo:border-top="none"/>
    </style:style>
    <style:style style:name="ce14" style:family="table-cell" style:parent-style-name="Default">
      <style:table-cell-properties fo:border-bottom="0.088cm solid #000000" fo:background-color="#99cc99" fo:border-left="none" fo:border-right="0.088cm solid #000000" fo:border-top="none"/>
    </style:style>
  </office:automatic-styles>
  <office:body>
    <office:spreadsheet>
      <table:table table:name="Ark1" table:style-name="ta1" table:print="false">
        <table:table-column table:style-name="co1" table:default-cell-style-name="ce3"/>
        <table:table-column table:style-name="co1" table:number-columns-repeated="7" table:default-cell-style-name="Default"/>
        <table:table-column table:style-name="co2" table:default-cell-style-name="Default"/>
        <table:table-column table:style-name="co3" table:default-cell-style-name="ce13"/>
        <table:table-row table:style-name="ro1">
          <table:table-cell table:style-name="ce1" office:value-type="string">
            <text:p>Day 1</text:p>
          </table:table-cell>
          <table:table-cell table:style-name="ce6" office:value-type="string">
            <text:p>Day 2</text:p>
          </table:table-cell>
          <table:table-cell table:style-name="ce6" office:value-type="string">
            <text:p>Day 3</text:p>
          </table:table-cell>
          <table:table-cell table:style-name="ce6" office:value-type="string">
            <text:p>Day 4</text:p>
          </table:table-cell>
          <table:table-cell table:style-name="ce6" office:value-type="string">
            <text:p>Day 5</text:p>
          </table:table-cell>
          <table:table-cell table:style-name="ce6" office:value-type="string">
            <text:p>Day 6</text:p>
          </table:table-cell>
          <table:table-cell table:style-name="ce6" office:value-type="string">
            <text:p>Day 7</text:p>
          </table:table-cell>
          <table:table-cell table:style-name="ce6" office:value-type="string">
            <text:p>Day 8</text:p>
          </table:table-cell>
          <table:table-cell table:style-name="ce6" office:value-type="string">
            <text:p>Day 9</text:p>
          </table:table-cell>
          <table:table-cell table:style-name="ce12" office:value-type="string">
            <text:p>Day 10</text:p>
          </table:table-cell>
        </table:table-row>
        <table:table-row table:style-name="ro1">
          <table:table-cell table:style-name="ce2" office:value-type="string" table:number-columns-spanned="2" table:number-rows-spanned="1">
            <text:p>Assembly</text:p>
          </table:table-cell>
          <table:covered-table-cell table:style-name="ce7"/>
          <table:table-cell table:number-columns-repeated="8"/>
        </table:table-row>
        <table:table-row table:style-name="ro2">
          <table:table-cell/>
          <table:table-cell table:style-name="ce8" office:value-type="string" table:number-columns-spanned="8" table:number-rows-spanned="1">
            <text:p>Programming</text:p>
          </table:table-cell>
          <table:covered-table-cell table:number-columns-repeated="6" table:style-name="ce8"/>
          <table:covered-table-cell/>
          <table:table-cell/>
        </table:table-row>
        <table:table-row table:style-name="ro1">
          <table:table-cell table:number-columns-repeated="2"/>
          <table:table-cell table:style-name="ce10" office:value-type="string" table:number-columns-spanned="8" table:number-rows-spanned="1">
            <text:p>Testing</text:p>
          </table:table-cell>
          <table:covered-table-cell table:number-columns-repeated="7"/>
        </table:table-row>
        <table:table-row table:style-name="ro1">
          <table:table-cell table:number-columns-repeated="8"/>
          <table:table-cell table:style-name="ce11" office:value-type="string" table:number-columns-spanned="2" table:number-rows-spanned="1">
            <text:p>Pitch planning/presentation</text:p>
          </table:table-cell>
          <table:covered-table-cell/>
        </table:table-row>
        <table:table-row table:style-name="ro1">
          <table:table-cell table:style-name="ce4" office:value-type="string" table:number-columns-spanned="9" table:number-rows-spanned="1">
            <text:p>Documentation</text:p>
          </table:table-cell>
          <table:covered-table-cell table:number-columns-repeated="8"/>
          <table:table-cell/>
        </table:table-row>
        <table:table-row table:style-name="ro1">
          <table:table-cell table:style-name="ce5"/>
          <table:table-cell table:style-name="ce9" table:number-columns-repeated="8"/>
          <table:table-cell table:style-name="ce14" office:value-type="string">
            <text:p>Presentation</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sv" fo:country="S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sv" number:country="SE">kr</number:currency-symbol>
    </number:currency-style>
    <number:currency-style style:name="N107">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7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0">2018-08-10</text:date>, <text:time>13:02:58</text:time></text:p>
        </style:region-right>
      </style:header>
      <style:header-left style:display="false"/>
      <style:footer>
        <text:p>Sida <text:page-number>1</text:page-number> / <text:page-count>99</text:page-count></text:p>
      </style:footer>
      <style:footer-left style:display="false"/>
    </style:master-page>
  </office:master-styles>
</office:document-styles>
</file>